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svg:stroke-color="#008080" draw:marker-start="" draw:marker-start-width="0.3cm" draw:marker-end="Arrow" draw:marker-end-width="0.2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Lehenetsia-notes">
      <style:graphic-properties draw:fill-color="#ffffff" fo:min-height="12.572cm"/>
    </style:style>
    <style:style style:name="P1" style:family="paragraph">
      <style:paragraph-properties fo:text-align="center"/>
      <style:text-properties fo:color="#333333" fo:font-family="Arial" style:font-family-generic="swiss" style:font-pitch="variable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Lehenetsia" presentation:presentation-page-layout-name="AL1T0">
        <draw:custom-shape draw:style-name="gr1" draw:text-style-name="P1" draw:layer="layout" svg:width="4.6cm" svg:height="6.2cm" svg:x="14cm" svg:y="14.2cm">
          <text:p/>
          <draw:enhanced-geometry svg:viewBox="0 0 88 21600" draw:glue-points="44 ?f6 44 0 0 10800 44 21600 88 10800" draw:text-areas="0 ?f6 88 ?f3" draw:type="can" draw:modifiers="2416.122480862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0.4cm" svg:height="0.4cm" svg:x="14.6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17.125cm" svg:y1="15.4cm" svg:x2="16.8cm" svg:y2="16.8cm" draw:start-shape="id1" draw:start-glue-point="10" draw:end-shape="id2" draw:end-glue-point="10" svg:d="m17125 15400c753 0 915 1400-325 1400" svg:viewBox="0 0 912 1401">
          <text:p/>
        </draw:connector>
        <draw:custom-shape draw:style-name="gr2" draw:text-style-name="P2" xml:id="id2" draw:id="id2" draw:layer="layout" svg:width="0.4cm" svg:height="0.4cm" svg:x="16.4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0.4cm" svg:height="0.4cm" svg:x="16.725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14.799cm" svg:y1="16.999cm" svg:x2="16.8cm" svg:y2="17.6cm" draw:start-shape="id3" draw:start-glue-point="8" draw:end-shape="id4" draw:end-glue-point="6" svg:d="m14799 16999c0 401 667 601 2001 601" svg:viewBox="0 0 2002 602">
          <text:p/>
        </draw:connector>
        <draw:custom-shape draw:style-name="gr2" draw:text-style-name="P2" xml:id="id4" draw:id="id4" draw:layer="layout" svg:width="0.4cm" svg:height="0.4cm" svg:x="16.8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0.4cm" svg:height="0.4cm" svg:x="14.599cm" svg:y="16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4cm" svg:height="0.4cm" svg:x="15.6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15.8cm" svg:y1="15.6cm" svg:x2="16.4cm" svg:y2="16.8cm" draw:start-shape="id5" draw:start-glue-point="8" draw:end-shape="id2" draw:end-glue-point="6" svg:d="m15800 15600c0 800 200 1200 600 1200" svg:viewBox="0 0 601 1201">
          <text:p/>
        </draw:connector>
        <draw:connector draw:style-name="gr3" draw:text-style-name="P2" draw:layer="layout" draw:type="curve" svg:x1="15.799cm" svg:y1="15.599cm" svg:x2="14.799cm" svg:y2="16.599cm" draw:end-shape="id3" draw:end-glue-point="4" svg:d="m15799 15599c0 375-1000-125-1000 1000" svg:viewBox="0 0 1001 1001">
          <text:p/>
        </draw:connector>
        <draw:custom-shape draw:style-name="gr2" draw:text-style-name="P2" xml:id="id6" draw:id="id6" draw:layer="layout" svg:width="0.4cm" svg:height="0.4cm" svg:x="15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4cm" svg:height="0.4cm" svg:x="16.6cm" svg:y="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15.4cm" svg:y1="18.6cm" svg:x2="16.6cm" svg:y2="19.2cm" draw:start-shape="id6" draw:start-glue-point="10" draw:end-shape="id7" draw:end-glue-point="6" svg:d="m15400 18600c901 0 302 600 1200 600" svg:viewBox="0 0 1201 601">
          <text:p/>
        </draw:connector>
        <draw:custom-shape draw:style-name="gr2" draw:text-style-name="P2" xml:id="id8" draw:id="id8" draw:layer="layout" svg:width="0.4cm" svg:height="0.4cm" svg:x="14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14.8cm" svg:y1="19.6cm" svg:x2="16.8cm" svg:y2="19.4cm" draw:start-shape="id8" draw:start-glue-point="10" draw:end-shape="id7" draw:end-glue-point="8" svg:d="m14800 19600c1351 0 1126 151 1288 290s712 263 712-490" svg:viewBox="0 0 2001 596">
          <text:p/>
        </draw:connector>
        <draw:custom-shape draw:style-name="gr1" draw:text-style-name="P1" draw:layer="layout" svg:width="4.6cm" svg:height="6.2cm" svg:x="6.8cm" svg:y="11cm">
          <text:p/>
          <draw:enhanced-geometry svg:viewBox="0 0 88 21600" draw:glue-points="44 ?f6 44 0 0 10800 44 21600 88 10800" draw:text-areas="0 ?f6 88 ?f3" draw:type="can" draw:modifiers="2416.1224808623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2" draw:layer="layout" svg:width="0.4cm" svg:height="0.4cm" svg:x="7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9.925cm" svg:y1="12cm" svg:x2="9.6cm" svg:y2="14.2cm" draw:start-shape="id9" draw:start-glue-point="10" draw:end-shape="id10" draw:end-glue-point="10" svg:d="m9925 12000c753 0 915 2200-325 2200" svg:viewBox="0 0 912 2201">
          <text:p/>
        </draw:connector>
        <draw:custom-shape draw:style-name="gr2" draw:text-style-name="P2" xml:id="id10" draw:id="id10" draw:layer="layout" svg:width="0.4cm" svg:height="0.4cm" svg:x="9.2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0.4cm" svg:height="0.4cm" svg:x="9.525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7.599cm" svg:y1="13.599cm" svg:x2="8.4cm" svg:y2="15cm" draw:start-shape="id11" draw:start-glue-point="8" draw:end-shape="id12" draw:end-glue-point="6" svg:d="m7599 13599c0 934 267 1401 801 1401" svg:viewBox="0 0 802 1402">
          <text:p/>
        </draw:connector>
        <draw:custom-shape draw:style-name="gr2" draw:text-style-name="P2" xml:id="id12" draw:id="id12" draw:layer="layout" svg:width="0.4cm" svg:height="0.4cm" svg:x="8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0.4cm" svg:height="0.4cm" svg:x="7.399cm" svg:y="13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4cm" svg:height="0.4cm" svg:x="8.4cm" svg:y="1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8.599cm" svg:y1="12.199cm" svg:x2="7.599cm" svg:y2="13.199cm" draw:end-shape="id11" draw:end-glue-point="4" svg:d="m8599 12199c0 375-1000-125-1000 1000" svg:viewBox="0 0 1001 1001">
          <text:p/>
        </draw:connector>
        <draw:custom-shape draw:style-name="gr2" draw:text-style-name="P2" xml:id="id14" draw:id="id14" draw:layer="layout" svg:width="0.4cm" svg:height="0.4cm" svg:x="9.4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4cm" svg:height="0.4cm" svg:x="8.2cm" svg:y="1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curve" svg:x1="8.6cm" svg:y1="16.8cm" svg:x2="9.6cm" svg:y2="16cm" draw:start-shape="id13" draw:start-glue-point="10" draw:end-shape="id14" draw:end-glue-point="8" svg:d="m8600 16800c667 0 1000-266 1000-800" svg:viewBox="0 0 1001 801">
          <text:p/>
        </draw:connector>
        <draw:connector draw:style-name="gr3" draw:text-style-name="P2" draw:layer="layout" draw:type="curve" svg:x1="9.8cm" svg:y1="15.8cm" svg:x2="15cm" svg:y2="18.6cm" draw:start-shape="id14" draw:start-glue-point="10" draw:end-shape="id6" draw:end-glue-point="6" svg:d="m9800 15800c3901 0 1302 2800 5200 2800" svg:viewBox="0 0 5201 2801">
          <text:p/>
        </draw:connector>
        <draw:connector draw:style-name="gr3" draw:text-style-name="P2" draw:layer="layout" draw:type="curve" svg:x1="8.8cm" svg:y1="15cm" svg:x2="15.6cm" svg:y2="15.4cm" draw:start-shape="id12" draw:start-glue-point="10" draw:end-shape="id5" draw:end-glue-point="6" svg:d="m8800 15000c5101 0 1702 400 6800 400" svg:viewBox="0 0 6801 401">
          <text:p/>
        </draw:connector>
        <draw:connector draw:style-name="gr3" draw:text-style-name="P2" draw:layer="layout" draw:type="curve" svg:x1="14.599cm" svg:y1="16.799cm" svg:x2="9.925cm" svg:y2="12cm" draw:start-shape="id3" draw:start-glue-point="6" draw:end-shape="id9" draw:end-glue-point="10" svg:d="m14599 16799c-3504 0-1167-4799-4674-4799" svg:viewBox="0 0 4675 4800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henetsia-background" style:family="presentation">
      <style:graphic-properties draw:stroke="none" draw:fill="none"/>
      <style:text-properties style:letter-kerning="true"/>
    </style:style>
    <style:style style:name="Lehenets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henetsi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henetsia-outline1" style:family="presentation">
      <style:graphic-properties draw:stroke="none" draw:fill="none" draw:auto-grow-height="false" draw:fit-to-size="shrink-to-fit">
        <text:list-style style:name="Lehenets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outline2" style:family="presentation" style:parent-style-name="Lehenetsia-outline1">
      <style:paragraph-properties fo:margin-top="0cm" fo:margin-bottom="0.4cm"/>
      <style:text-properties fo:font-size="28pt" style:font-size-asian="28pt" style:font-size-complex="28pt"/>
    </style:style>
    <style:style style:name="Lehenetsia-outline3" style:family="presentation" style:parent-style-name="Lehenetsia-outline2">
      <style:paragraph-properties fo:margin-top="0cm" fo:margin-bottom="0.3cm"/>
      <style:text-properties fo:font-size="24pt" style:font-size-asian="24pt" style:font-size-complex="24pt"/>
    </style:style>
    <style:style style:name="Lehenetsia-outline4" style:family="presentation" style:parent-style-name="Lehenetsia-outline3">
      <style:paragraph-properties fo:margin-top="0cm" fo:margin-bottom="0.2cm"/>
      <style:text-properties fo:font-size="20pt" style:font-size-asian="20pt" style:font-size-complex="20pt"/>
    </style:style>
    <style:style style:name="Lehenetsia-outline5" style:family="presentation" style:parent-style-name="Lehenetsia-outline4">
      <style:paragraph-properties fo:margin-top="0cm" fo:margin-bottom="0.1cm"/>
      <style:text-properties fo:font-size="20pt" style:font-size-asian="20pt" style:font-size-complex="20pt"/>
    </style:style>
    <style:style style:name="Lehenetsia-outline6" style:family="presentation" style:parent-style-name="Lehenetsia-outline5">
      <style:paragraph-properties fo:margin-top="0cm" fo:margin-bottom="0.1cm"/>
      <style:text-properties fo:font-size="20pt" style:font-size-asian="20pt" style:font-size-complex="20pt"/>
    </style:style>
    <style:style style:name="Lehenetsia-outline7" style:family="presentation" style:parent-style-name="Lehenetsia-outline6">
      <style:paragraph-properties fo:margin-top="0cm" fo:margin-bottom="0.1cm"/>
      <style:text-properties fo:font-size="20pt" style:font-size-asian="20pt" style:font-size-complex="20pt"/>
    </style:style>
    <style:style style:name="Lehenetsia-outline8" style:family="presentation" style:parent-style-name="Lehenetsia-outline7">
      <style:paragraph-properties fo:margin-top="0cm" fo:margin-bottom="0.1cm"/>
      <style:text-properties fo:font-size="20pt" style:font-size-asian="20pt" style:font-size-complex="20pt"/>
    </style:style>
    <style:style style:name="Lehenetsia-outline9" style:family="presentation" style:parent-style-name="Lehenetsia-outline8">
      <style:paragraph-properties fo:margin-top="0cm" fo:margin-bottom="0.1cm"/>
      <style:text-properties fo:font-size="20pt" style:font-size-asian="20pt" style:font-size-complex="20pt"/>
    </style:style>
    <style:style style:name="Lehenetsia-subtitle" style:family="presentation">
      <style:graphic-properties draw:stroke="none" draw:fill="none" draw:textarea-vertical-align="middle">
        <text:list-style style:name="Lehenetsi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henetsia-title" style:family="presentation">
      <style:graphic-properties draw:stroke="none" draw:fill="none" draw:textarea-vertical-align="middle">
        <text:list-style style:name="Lehenetsi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Lehenetsi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ehenetsia-backgroundobjects">
      <style:graphic-properties draw:stroke="none" draw:fill="none" draw:fill-color="#ffffff" draw:auto-grow-height="false" fo:min-height="1.397cm"/>
    </style:style>
    <style:style style:name="Mpr3" style:family="presentation" style:parent-style-name="Lehenetsia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zenbakia&gt;</text:page-number></text:span></text:p>
        </draw:text-box>
      </draw:frame>
    </style:handout-master>
    <style:master-page style:name="Lehenetsia" style:page-layout-name="PM1" draw:style-name="Mdp1">
      <draw:frame presentation:style-name="Lehenetsia-title" draw:layer="backgroundobjects" svg:width="25.199cm" svg:height="3.506cm" svg:x="1.4cm" svg:y="0.837cm" presentation:class="title" presentation:placeholder="true">
        <draw:text-box/>
      </draw:frame>
      <draw:frame presentation:style-name="Lehenetsia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zenbakia&gt;</text:page-number></text:span></text:p>
        </draw:text-box>
      </draw:frame>
      <presentation:notes style:page-layout-name="PM0">
        <draw:page-thumbnail presentation:style-name="Lehenetsia-title" draw:layer="backgroundobjects" svg:width="13.968cm" svg:height="10.476cm" svg:x="3.81cm" svg:y="2.123cm" presentation:class="page"/>
        <draw:frame presentation:style-name="Lehenetsi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zenbakia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5-03-11T14:00:10</meta:creation-date>
    <dc:date>2015-04-14T13:00:45</dc:date>
    <dc:creator>Mikel Aranguren</dc:creator>
    <meta:editing-duration>PT54M17S</meta:editing-duration>
    <meta:editing-cycles>21</meta:editing-cycles>
    <meta:generator>LibreOffice/3.5$Linux_X86_64 LibreOffice_project/350m1$Build-2</meta:generator>
    <meta:document-statistic meta:object-count="55"/>
  </office:meta>
</office:document-meta>
</file>